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5" style:family="table">
      <style:table-properties style:width="17.013cm" fo:margin-left="0cm" fo:margin-right="-0.012cm" table:align="margins"/>
    </style:style>
    <style:style style:name="Tabulka5.A" style:family="table-column">
      <style:table-column-properties style:column-width="1.826cm" style:rel-column-width="7032*"/>
    </style:style>
    <style:style style:name="Tabulka5.B" style:family="table-column">
      <style:table-column-properties style:column-width="2.249cm" style:rel-column-width="8663*"/>
    </style:style>
    <style:style style:name="Tabulka5.C" style:family="table-column">
      <style:table-column-properties style:column-width="3.228cm" style:rel-column-width="12434*"/>
    </style:style>
    <style:style style:name="Tabulka5.D" style:family="table-column">
      <style:table-column-properties style:column-width="9.71cm" style:rel-column-width="37406*"/>
    </style:style>
    <style:style style:name="Tabulk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5.D1" style:family="table-cell">
      <style:table-cell-properties fo:padding="0.097cm" fo:border="0.002cm solid #000000"/>
    </style:style>
    <style:style style:name="Tabulka5.A2" style:family="table-cell">
      <style:table-cell-properties fo:padding="0.097cm" fo:border-left="0.002cm solid #000000" fo:border-right="none" fo:border-top="none" fo:border-bottom="0.002cm solid #000000"/>
    </style:style>
    <style:style style:name="Tabulk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 style:master-page-name="">
      <style:paragraph-properties fo:margin-left="11.959cm" fo:margin-right="0cm" fo:text-indent="0cm" style:auto-text-indent="false" style:page-number="auto"/>
      <style:text-properties style:font-name="Calibri"/>
    </style:style>
    <style:style style:name="P3" style:family="paragraph" style:parent-style-name="Standard">
      <style:paragraph-properties fo:margin-left="11.959cm" fo:margin-right="0cm" fo:text-indent="0cm" style:auto-text-indent="false"/>
      <style:text-properties style:font-name="Calibri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Text_20_body">
      <style:text-properties style:font-name="Calibri"/>
    </style:style>
    <style:style style:name="P6" style:family="paragraph" style:parent-style-name="Text_20_body">
      <style:text-properties style:font-name="Calibri" fo:font-style="normal" style:font-style-asian="normal" style:font-style-complex="normal"/>
    </style:style>
    <style:style style:name="P7" style:family="paragraph" style:parent-style-name="Text_20_body">
      <style:text-properties style:font-name="Calibri" fo:font-size="12pt" fo:font-style="normal" style:font-size-asian="12pt" style:font-style-asian="normal" style:font-size-complex="12pt" style:font-style-complex="normal"/>
    </style:style>
    <style:style style:name="P8" style:family="paragraph" style:parent-style-name="Text_20_body">
      <style:text-properties style:font-name="Calibri" fo:language="en" fo:country="US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able_20_Contents">
      <style:text-properties style:font-name="Calibri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12" style:family="paragraph" style:parent-style-name="Text_20_body">
      <style:paragraph-properties fo:break-before="page"/>
      <style:text-properties style:font-name="Calibri"/>
    </style:style>
    <style:style style:name="P13" style:family="paragraph" style:parent-style-name="Text_20_body" style:master-page-name="">
      <style:paragraph-properties style:page-number="auto" fo:break-before="auto" fo:break-after="auto"/>
      <style:text-properties style:font-name="Calibri"/>
    </style:style>
    <style:style style:name="P14" style:family="paragraph" style:parent-style-name="Preformatted_20_Text">
      <style:paragraph-properties fo:line-height="150%" fo:background-color="#dddddd">
        <style:background-image/>
      </style:paragraph-properties>
      <style:text-properties fo:color="#a9b7c6" style:font-name="Lucida Console" fo:font-size="9pt" style:font-size-asian="9pt" style:font-size-complex="9pt"/>
    </style:style>
    <style:style style:name="P15" style:family="paragraph" style:parent-style-name="Preformatted_20_Text">
      <style:paragraph-properties fo:line-height="150%" fo:background-color="#dddddd">
        <style:background-image/>
      </style:paragraph-properties>
      <style:text-properties fo:color="#cc7832" style:font-name="Lucida Console" fo:font-size="9pt" fo:font-style="normal" fo:font-weight="bold" style:font-size-asian="9pt" style:font-style-asian="normal" style:font-size-complex="9pt" style:font-style-complex="normal"/>
    </style:style>
    <style:style style:name="P16" style:family="paragraph" style:parent-style-name="Preformatted_20_Text">
      <style:paragraph-properties fo:line-height="150%" fo:background-color="#dddddd">
        <style:background-image/>
      </style:paragraph-properties>
      <style:text-properties fo:color="#cc7832" style:font-name="Lucida Console" fo:font-size="9pt" fo:font-style="normal" style:font-size-asian="9pt" style:font-style-asian="normal" style:font-size-complex="9pt" style:font-style-complex="normal"/>
    </style:style>
    <style:style style:name="P17" style:family="paragraph" style:parent-style-name="Heading" style:master-page-name="First_20_Page">
      <style:paragraph-properties style:page-number="auto"/>
    </style:style>
    <style:style style:name="P18" style:family="paragraph" style:parent-style-name="Heading_20_1">
      <style:text-properties style:font-name="Calibri"/>
    </style:style>
    <style:style style:name="P19" style:family="paragraph" style:parent-style-name="Heading_20_1">
      <style:text-properties style:font-name="Calibri" fo:font-style="normal" style:font-style-asian="normal" style:font-style-complex="normal"/>
    </style:style>
    <style:style style:name="P20" style:family="paragraph" style:parent-style-name="Heading_20_1" style:master-page-name="Standard">
      <style:paragraph-properties style:page-number="1" fo:break-before="page"/>
      <style:text-properties style:font-name="Calibri"/>
    </style:style>
    <style:style style:name="P21" style:family="paragraph" style:parent-style-name="Heading_20_1">
      <style:paragraph-properties fo:break-before="page"/>
      <style:text-properties style:font-name="Calibri"/>
    </style:style>
    <style:style style:name="P22" style:family="paragraph" style:parent-style-name="Heading_20_2">
      <style:text-properties style:font-name="Calibri" fo:font-style="normal" style:font-style-asian="normal" style:font-style-complex="normal"/>
    </style:style>
    <style:style style:name="P23" style:family="paragraph" style:parent-style-name="Heading_20_3">
      <style:text-properties style:font-name="Calibri"/>
    </style:style>
    <style:style style:name="P24" style:family="paragraph" style:parent-style-name="Heading_20_3">
      <style:text-properties style:font-name="Calibri" fo:font-style="normal" style:font-style-asian="normal" style:font-style-complex="normal"/>
    </style:style>
    <style:style style:name="P25" style:family="paragraph" style:parent-style-name="Preformatted_20_Text">
      <style:paragraph-properties fo:margin-top="0cm" fo:margin-bottom="0.499cm" fo:line-height="150%" fo:background-color="#dddddd">
        <style:background-image/>
      </style:paragraph-properties>
      <style:text-properties fo:color="#a9b7c6" style:font-name="Lucida Console" fo:font-size="10pt" fo:background-color="transparent" style:font-size-asian="10pt" style:font-size-complex="10pt"/>
    </style:style>
    <style:style style:name="P26" style:family="paragraph" style:parent-style-name="Preformatted_20_Text">
      <style:paragraph-properties fo:margin-top="0cm" fo:margin-bottom="0.499cm" fo:line-height="100%" fo:background-color="#dddddd">
        <style:background-image/>
      </style:paragraph-properties>
      <style:text-properties fo:color="#a9b7c6" style:font-name="Lucida Console" fo:font-size="10pt" fo:background-color="transparent" style:font-size-asian="10pt" style:font-size-complex="10pt"/>
    </style:style>
    <style:style style:name="P27" style:family="paragraph" style:parent-style-name="Preformatted_20_Text">
      <style:paragraph-properties fo:line-height="150%" fo:background-color="#dddddd">
        <style:background-image/>
      </style:paragraph-properties>
      <style:text-properties fo:color="#a9b7c6" style:font-name="Lucida Console" fo:font-size="12pt" fo:background-color="transparent"/>
    </style:style>
    <style:style style:name="P28" style:family="paragraph" style:parent-style-name="Preformatted_20_Text">
      <style:paragraph-properties fo:line-height="150%" fo:background-color="#dddddd">
        <style:background-image/>
      </style:paragraph-properties>
      <style:text-properties fo:color="#a9b7c6" style:font-name="Lucida Console" fo:font-size="10pt" fo:background-color="transparent" style:font-size-asian="10pt" style:font-size-complex="10pt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Text_20_body" style:list-style-name="L1">
      <style:text-properties style:font-name="Calibri" fo:font-style="italic" style:font-style-asian="italic" style:font-style-complex="italic"/>
    </style:style>
    <style:style style:name="P32" style:family="paragraph" style:parent-style-name="Text_20_body" style:list-style-name="L2">
      <style:text-properties style:font-name="Calibri" fo:font-size="12pt" fo:font-style="normal" style:font-size-asian="12pt" style:font-style-asian="normal" style:font-size-complex="12pt" style:font-style-complex="normal"/>
    </style:style>
    <style:style style:name="P33" style:family="paragraph" style:parent-style-name="Text_20_body" style:list-style-name="L3"/>
    <style:style style:name="P34" style:family="paragraph" style:parent-style-name="Text_20_body">
      <style:text-properties fo:font-style="normal" style:font-style-asian="normal" style:font-style-complex="normal"/>
    </style:style>
    <style:style style:name="P3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font-name="Calibri"/>
    </style:style>
    <style:style style:name="T2" style:family="text">
      <style:text-properties style:font-name="Calibri" fo:font-style="italic" style:font-style-asian="italic" style:font-style-complex="italic"/>
    </style:style>
    <style:style style:name="T3" style:family="text">
      <style:text-properties style:font-name="Calibri" fo:font-style="normal" style:font-style-asian="normal" style:font-style-complex="normal"/>
    </style:style>
    <style:style style:name="T4" style:family="text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cs" fo:country="CZ" fo:font-style="normal" style:font-style-asian="normal" style:font-style-complex="normal"/>
    </style:style>
    <style:style style:name="T11" style:family="text">
      <style:text-properties fo:color="#cc7832"/>
    </style:style>
    <style:style style:name="T12" style:family="text">
      <style:text-properties fo:color="#cc7832" fo:font-style="normal" fo:font-weight="bold" style:font-style-asian="normal" style:font-style-complex="normal"/>
    </style:style>
    <style:style style:name="T13" style:family="text">
      <style:text-properties fo:color="#cc7832" fo:font-style="normal" style:font-style-asian="normal" style:font-style-complex="normal"/>
    </style:style>
    <style:style style:name="T14" style:family="text">
      <style:text-properties fo:color="#cc7832" fo:language="en" fo:country="US" fo:font-style="normal" style:font-style-asian="normal" style:font-style-complex="normal"/>
    </style:style>
    <style:style style:name="T15" style:family="text">
      <style:text-properties fo:color="#cc7832" fo:font-weight="bold"/>
    </style:style>
    <style:style style:name="T16" style:family="text">
      <style:text-properties fo:color="#9876aa"/>
    </style:style>
    <style:style style:name="T17" style:family="text">
      <style:text-properties fo:color="#9876aa" fo:font-style="italic"/>
    </style:style>
    <style:style style:name="T18" style:family="text">
      <style:text-properties fo:color="#9876aa" fo:font-style="italic" style:font-style-asian="normal" style:font-style-complex="normal"/>
    </style:style>
    <style:style style:name="T19" style:family="text">
      <style:text-properties fo:color="#9876aa" fo:font-style="normal" style:font-style-asian="normal" style:font-style-complex="normal"/>
    </style:style>
    <style:style style:name="T20" style:family="text">
      <style:text-properties fo:color="#9876aa" fo:font-style="normal" fo:background-color="transparent" style:font-style-asian="normal" style:font-style-complex="normal"/>
    </style:style>
    <style:style style:name="T21" style:family="text">
      <style:text-properties fo:color="#6a8759"/>
    </style:style>
    <style:style style:name="T22" style:family="text">
      <style:text-properties fo:color="#6a8759" fo:font-style="normal" style:font-style-asian="normal" style:font-style-complex="normal"/>
    </style:style>
    <style:style style:name="T23" style:family="text">
      <style:text-properties fo:color="#6a8759" fo:language="en" fo:country="US" fo:font-style="normal" style:font-style-asian="normal" style:font-style-complex="normal"/>
    </style:style>
    <style:style style:name="T24" style:family="text">
      <style:text-properties fo:color="#ffc66d"/>
    </style:style>
    <style:style style:name="T25" style:family="text">
      <style:text-properties fo:color="#ffc66d" fo:font-style="normal" style:font-style-asian="normal" style:font-style-complex="normal"/>
    </style:style>
    <style:style style:name="T26" style:family="text">
      <style:text-properties style:font-name="Calibri" fo:font-size="12pt" style:font-size-asian="12pt" style:font-size-complex="12pt"/>
    </style:style>
    <style:style style:name="T27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28" style:family="text">
      <style:text-properties fo:color="#6897b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Heading"/>
      <text:p text:style-name="Heading"/>
      <text:p text:style-name="Heading"/>
      <text:p text:style-name="Heading"/>
      <text:p text:style-name="Heading"/>
      <text:p text:style-name="P4">PHP Kllient pro MtGiM JSON API</text:p>
      <text:p text:style-name="P9"/>
      <text:p text:style-name="P9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utor: Ing. Jiří Bažant</text:p>
      <text:p text:style-name="P3">Verze: 1.0</text:p>
      <text:p text:style-name="P3">Datum: 1.10.2014</text:p>
      <text:p text:style-name="P3"/>
      <text:h text:style-name="P20" text:outline-level="1">Changelog</text:h>
      <table:table table:name="Tabulka5" table:style-name="Tabulka5">
        <table:table-column table:style-name="Tabulka5.A"/>
        <table:table-column table:style-name="Tabulka5.B"/>
        <table:table-column table:style-name="Tabulka5.C"/>
        <table:table-column table:style-name="Tabulka5.D"/>
        <table:table-row>
          <table:table-cell table:style-name="Tabulka5.A1" office:value-type="string">
            <text:p text:style-name="P11">Verze</text:p>
          </table:table-cell>
          <table:table-cell table:style-name="Tabulka5.A1" office:value-type="string">
            <text:p text:style-name="P11">Datum</text:p>
          </table:table-cell>
          <table:table-cell table:style-name="Tabulka5.A1" office:value-type="string">
            <text:p text:style-name="P11">Autor</text:p>
          </table:table-cell>
          <table:table-cell table:style-name="Tabulka5.D1" office:value-type="string">
            <text:p text:style-name="P11">Poznámka</text:p>
          </table:table-cell>
        </table:table-row>
        <table:table-row>
          <table:table-cell table:style-name="Tabulka5.A2" office:value-type="string">
            <text:p text:style-name="P10">1.0</text:p>
          </table:table-cell>
          <table:table-cell table:style-name="Tabulka5.A2" office:value-type="string">
            <text:p text:style-name="P10">1.10.2014</text:p>
          </table:table-cell>
          <table:table-cell table:style-name="Tabulka5.A2" office:value-type="string">
            <text:p text:style-name="P10">Ing. Jiří Bažant</text:p>
          </table:table-cell>
          <table:table-cell table:style-name="Tabulka5.D2" office:value-type="string">
            <text:p text:style-name="P10"/>
          </table:table-cell>
        </table:table-row>
      </table:table>
      <text:p text:style-name="P13"><text:s/></text:p>
      <text:p text:style-name="P12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29">Changelog<text:tab/>1</text:p>
          <text:p text:style-name="P29">Úvod<text:tab/>3</text:p>
          <text:p text:style-name="P29">Prerekvizity<text:tab/>3</text:p>
          <text:p text:style-name="P29">Popis implementace<text:tab/>3</text:p>
          <text:p text:style-name="P30">Mtgim_Api_Client<text:tab/>3</text:p>
          <text:p text:style-name="P35">Příklad základního použití<text:tab/>3</text:p>
          <text:p text:style-name="P35">Chybové stavy<text:tab/>3</text:p>
          <text:p text:style-name="P30">Mtgim_Api_Adapter_Curl<text:tab/>4</text:p>
          <text:p text:style-name="P35">Příklad použití<text:tab/>4</text:p>
          <text:p text:style-name="P29">Vzorová implementace klienta<text:tab/>4</text:p>
        </text:index-body>
      </text:table-of-content>
      <text:p text:style-name="P5"/>
      <text:h text:style-name="P18" text:outline-level="1"/>
      <text:h text:style-name="P21" text:outline-level="1">Úvod</text:h>
      <text:p text:style-name="P5">Klientská knihovna slouží ke komunikaci s MtGiM JSON API. Cílem knihovny je zjednodušení implementace na straně klienta. Knihovna je napsána pomocí PHP 5.</text:p>
      <text:h text:style-name="P18" text:outline-level="1">Prerekvizity</text:h>
      <text:p text:style-name="P5">Knihovna vyžaduje PHP 5.3 a povolené moduly <text:span text:style-name="T5">curl </text:span><text:span text:style-name="T6">a </text:span><text:span text:style-name="T5">sha1</text:span><text:span text:style-name="T6">.</text:span></text:p>
      <text:h text:style-name="P19" text:outline-level="1">Popis implementace</text:h>
      <text:h text:style-name="P22" text:outline-level="2">Mtgim_Api_Client</text:h>
      <text:p text:style-name="P5"><text:span text:style-name="T6">Funkčnost knihovny zajišťuje třída </text:span><text:span text:style-name="T5">Mtgim_Api_Client</text:span><text:span text:style-name="T6">, která je umístěna v souboru </text:span><text:span text:style-name="T5">mtgim-api-lib/Client.php</text:span><text:span text:style-name="T6">.</text:span></text:p>
      <text:p text:style-name="P5"><text:span text:style-name="T6">Při vytváření objektu této třídy je potřeba konstruktoru předat Váš </text:span><text:span text:style-name="T5">AccessKey</text:span><text:span text:style-name="T6"> a </text:span><text:span text:style-name="T5">Secret</text:span><text:span text:style-name="T6">. </text:span></text:p>
      <text:p text:style-name="P6">Třída implementuje 3 metody:</text:p>
      <text:list xml:id="list3141663930878864803" text:style-name="L1">
        <text:list-item>
          <text:p text:style-name="P31">shopsAvailable –<text:span text:style-name="T6"> Metoda provede dotaz na server a vrátí obchody, na které se lze dotazovat jako seznam „id – název“ párů. Metoda nepřijímá žádné parametry. Výsledek volání doporučujeme cachovat.</text:span></text:p>
        </text:list-item>
        <text:list-item>
          <text:p text:style-name="P31">typesAvailable<text:span text:style-name="T6"> – Metoda vrací seznam „id – název“ párů s možnými typy hledání (vše / </text:span><text:span text:style-name="T8">oby</text:span><text:span text:style-name="T10">čejné / foilové). Metoda nepřijímá žádné parametry.</text:span></text:p>
        </text:list-item>
        <text:list-item>
          <text:p text:style-name="P31">findPrice<text:span text:style-name="T6"> – Metoda pro zjištění ceny karty ze serveru. Přijímá tři parametry: název karty, id obchodu a id typu. (Jednotlivá ID lze získad pomocí přechozích metod)</text:span></text:p>
        </text:list-item>
      </text:list>
      <text:h text:style-name="P24" text:outline-level="3">Příklad základního použití</text:h>
      <text:p text:style-name="P8"><text:span text:style-name="T6">Vyhled</text:span><text:span text:style-name="T10">ání karty </text:span><text:span text:style-name="T5">$cardname</text:span><text:span text:style-name="T6"> v obchod</text:span><text:span text:style-name="T10">ě</text:span><text:span text:style-name="T6"> Rishada </text:span><text:span text:style-name="T10">lze provést takto:</text:span></text:p>
      <text:p text:style-name="P15"/>
      <text:p text:style-name="P14"><text:span text:style-name="T12">require_once</text:span><text:span text:style-name="T6">(</text:span><text:span text:style-name="T18">__DIR__ </text:span><text:span text:style-name="T6">. </text:span><text:span text:style-name="T22">'/mtgim-api-lib/Client.php'</text:span><text:span text:style-name="T6">)</text:span><text:span text:style-name="T13">;</text:span></text:p>
      <text:p text:style-name="P14"><text:span text:style-name="T20">$mtgim</text:span><text:span text:style-name="T19"> </text:span><text:span text:style-name="T6">= </text:span><text:span text:style-name="T12">new </text:span><text:span text:style-name="T6">Mtgim_Api_Client(</text:span><text:span text:style-name="T19">$apiKey</text:span><text:span text:style-name="T13">, </text:span><text:span text:style-name="T19">$secret</text:span><text:span text:style-name="T6">)</text:span><text:span text:style-name="T13">;</text:span></text:p>
      <text:p text:style-name="P14"><text:span text:style-name="T19">$results </text:span><text:span text:style-name="T13">= </text:span><text:span text:style-name="T19">$mtgim</text:span><text:span text:style-name="T13">-</text:span><text:span text:style-name="T14">&gt;</text:span><text:span text:style-name="T25">findPrice</text:span><text:span text:style-name="T13">(</text:span><text:span text:style-name="T19">$cardname</text:span><text:span text:style-name="T13">, </text:span><text:span text:style-name="T22">'</text:span><text:span text:style-name="T23">rishada</text:span><text:span text:style-name="T22">'</text:span><text:span text:style-name="T13">, </text:span><text:span text:style-name="T23">'A'</text:span><text:span text:style-name="T13">);</text:span></text:p>
      <text:p text:style-name="P16"/>
      <text:p text:style-name="P7">Výsledek v proměnné <text:span text:style-name="T9">$results</text:span><text:span text:style-name="T7"> </text:span>je pole asociativních polí s výsledky hledání. Struktura jednotlivých polí je popsána ve specifikaci JSON API.</text:p>
      <text:h text:style-name="P23" text:outline-level="3">Chybové stavy</text:h>
      <text:p text:style-name="P7">Chybové stavy jsou řešeny pomocí výjimek. Knihovna implementuje 3 výjimky</text:p>
      <text:list xml:id="list871067834579186023" text:style-name="L2">
        <text:list-item>
          <text:p text:style-name="P32"><text:span text:style-name="T5">Mtgim_Api_Exception </text:span>– Výjimka pro obecné chyby. Zároveň je předkem následujících výjimek.</text:p>
        </text:list-item>
        <text:list-item>
          <text:p text:style-name="P32"><text:span text:style-name="T5">Mtgim_Api_Client_Exception </text:span>– Výjimka pro chyby klienta. Tzn. Pro případy, kdy jsou neplatné vstupní parametry, nebo když JSON server vrátí HTTP kód 4xx.</text:p>
        </text:list-item>
        <text:list-item>
          <text:p text:style-name="P32"><text:soft-page-break/><text:span text:style-name="T5">Mtgim_Api_Server_Exception </text:span>– Výjimka pro chyby serveru. Tzn. Pro případy, kdy JSON server vrátí HTTP kód 5xx.</text:p>
        </text:list-item>
      </text:list>
      <text:h text:style-name="P22" text:outline-level="2">Mtgim_Api_Adapter_Curl</text:h>
      <text:p text:style-name="Text_20_body"><text:span text:style-name="T3">Třída zajišťující samotné poslání požadavku na server a rozparsování odpovědi. Tato třída vuyžívá CURL. </text:span></text:p>
      <text:p text:style-name="Text_20_body"><text:span text:style-name="T3">Třída umožňuje změnit timeout požadavku, pokud je to potřeba. V případě, že chcete provádět nějaké úpravy do třídy, doporučuje se tuto třídu podědit, nebo vytvořit novou třídu, která bude implementovat rozhraní </text:span><text:span text:style-name="T27">Mtgim_Api_Adapter_Interface.</text:span></text:p>
      <text:p text:style-name="P34"><text:span text:style-name="T26">Instanci objektu lze následně předat jako třetí parametr konstruktoru <text:s/></text:span><text:span text:style-name="T27">Mtgim_Api_Client. </text:span><text:span text:style-name="T26">V případě, že třetí parametr není specifikován použije se <text:s/></text:span><text:span text:style-name="T27">Mtgim_Api_Adapter_Curl</text:span><text:span text:style-name="T26"> v základním nastavení (timeout 30 sekund).</text:span></text:p>
      <text:h text:style-name="P24" text:outline-level="3">Příklad použití</text:h>
      <text:p text:style-name="Text_20_body"><text:span text:style-name="T3">Příklad zvýšení timeoutu na 40 sekund.</text:span></text:p>
      <text:p text:style-name="P27"><text:span text:style-name="T15"/></text:p>
      <text:p text:style-name="P28"><text:span text:style-name="T15">require_once</text:span>(<text:span text:style-name="T17">__DIR__ </text:span>. <text:span text:style-name="T21">'/mtgim-api-lib/Adapter/Curl.php'</text:span>)<text:span text:style-name="T11">;</text:span></text:p>
      <text:p text:style-name="P28"><text:span text:style-name="T15">require_once</text:span>(<text:span text:style-name="T17">__DIR__ </text:span>. <text:span text:style-name="T21">'/mtgim-api-lib/Client.php'</text:span>)<text:span text:style-name="T11">;</text:span></text:p>
      <text:p text:style-name="P28"><text:span text:style-name="T16">$curl </text:span>= <text:span text:style-name="T15">new </text:span>Mtgim_Api_Adapter_Curl()<text:span text:style-name="T11">;</text:span></text:p>
      <text:p text:style-name="P28"><text:span text:style-name="T16">$curl</text:span>-&gt;<text:span text:style-name="T24">setTimeout</text:span>(<text:span text:style-name="T28">40</text:span>)<text:span text:style-name="T11">;</text:span></text:p>
      <text:p text:style-name="P28"><text:span text:style-name="T16">$mtgim </text:span>= <text:span text:style-name="T15">new </text:span>Mtgim_Api_Client(<text:span text:style-name="T16">$apiKey</text:span><text:span text:style-name="T11">, </text:span><text:span text:style-name="T16">$secret</text:span><text:span text:style-name="T11">, </text:span><text:span text:style-name="T16">$curl</text:span>)<text:span text:style-name="T11">;</text:span></text:p>
      <text:p text:style-name="P25"><text:span text:style-name="T16">$results </text:span>= <text:span text:style-name="T16">$mtgim</text:span>-&gt;<text:span text:style-name="T24">findPrice</text:span>(<text:span text:style-name="T16">$cardname</text:span><text:span text:style-name="T11">, </text:span><text:span text:style-name="T21">'rishada'</text:span><text:span text:style-name="T11">, </text:span><text:span text:style-name="T21">'A'</text:span>)<text:span text:style-name="T11">;</text:span></text:p>
      <text:p text:style-name="P26"><text:span text:style-name="T11"/></text:p>
      <text:h text:style-name="P18" text:outline-level="1">Vzorová implementace klienta</text:h>
      <text:p text:style-name="Text_20_body"><text:span text:style-name="T1">V souboru </text:span><text:span text:style-name="T2">mtgim-api-example.php </text:span><text:span text:style-name="T3">je znázorněna vzorová implementace klientské části za použití výše popsané knihovny.</text:span></text:p>
      <text:p text:style-name="Text_20_body"><text:span text:style-name="T3">Ukázku je možné spustit bez jakýchkoliv nutných úprav.</text:span></text:p>
      <text:p text:style-name="Text_20_body"><text:span text:style-name="T3">Ukázka je rozdělena na 3 sekce:</text:span></text:p>
      <text:list xml:id="list9128013238432628910" text:style-name="L3">
        <text:list-item>
          <text:p text:style-name="P33"><text:span text:style-name="T4">SETTINGS</text:span><text:span text:style-name="T3"> – Nastavení nutné pro chod knihovny</text:span></text:p>
        </text:list-item>
        <text:list-item>
          <text:p text:style-name="P33"><text:span text:style-name="T4">MAGIC </text:span><text:span text:style-name="T3">– Logika využívající knihovny</text:span></text:p>
        </text:list-item>
        <text:list-item>
          <text:p text:style-name="P33"><text:span text:style-name="T4">HTML</text:span><text:span text:style-name="T3"> – Jednoduchý html výstup implementující zobrazení formuláře pro vyhledávání a výsledku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 text:number-lines="tru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text:number-lines="true" text:line-number="0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4</text:page-number></text:span></text:p>
      </style:footer>
    </style:master-page>
    <style:master-page style:name="Envelop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ří Bažant</meta:initial-creator>
    <meta:creation-date>2014-09-11T08:01:06.77</meta:creation-date>
    <dc:date>2014-10-01T18:28:11.48</dc:date>
    <dc:creator>Jiří Bažant</dc:creator>
    <meta:editing-duration>P1DT6H19M18S</meta:editing-duration>
    <meta:editing-cycles>23</meta:editing-cycles>
    <meta:generator>OpenOffice/4.1.1$Win32 OpenOffice.org_project/411m6$Build-9775</meta:generator>
    <meta:printed-by>Jiří Bažant</meta:printed-by>
    <meta:print-date>2014-09-17T09:35:51.38</meta:print-date>
    <meta:document-statistic meta:table-count="1" meta:image-count="0" meta:object-count="0" meta:page-count="6" meta:paragraph-count="67" meta:word-count="469" meta:character-count="3447"/>
  </office:meta>
</office:document-meta>
</file>